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fo:min-height="11.929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1.771cm"/>
      <style:paragraph-properties style:writing-mode="lr-tb"/>
    </style:style>
    <style:style style:name="pr9" style:family="presentation" style:parent-style-name="Blue_5f_Curve1-subtitle">
      <style:graphic-properties draw:fill-color="#ffffff" fo:min-height="8.213cm"/>
      <style:paragraph-properties style:writing-mode="lr-tb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2cm" style:use-optimal-row-height="false"/>
    </style:style>
    <style:style style:name="ce1" style:family="table-cell">
      <style:paragraph-properties fo:text-align="center"/>
    </style:style>
    <style:style style:name="ce2" style:family="table-cell">
      <style:text-properties fo:font-size="20pt" style:font-size-asian="20pt" style:font-size-complex="20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8pt" style:font-size-asian="32pt" style:font-size-complex="32pt"/>
    </style:style>
    <style:style style:name="P4" style:family="paragraph">
      <style:paragraph-properties style:writing-mode="lr-tb"/>
      <style:text-properties fo:font-weight="normal" style:font-weight-asian="normal" style:font-weight-complex="normal"/>
    </style:style>
    <style:style style:name="P5" style:family="paragraph">
      <style:paragraph-properties fo:margin-top="0.5cm" fo:margin-bottom="0cm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size="29pt" style:font-size-asian="32pt" style:font-size-complex="32pt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size="30pt" style:font-size-asian="32pt" style:font-size-complex="3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sts</presentation:footer-decl>
      <draw:page draw:name="page1" draw:style-name="dp1" draw:master-page-name="Blue_5f_Curv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25.199cm" svg:height="3.506cm" svg:x="0cm" svg:y="6.503cm" presentation:class="title">
          <draw:text-box>
            <text:p>Lis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9" presentation:use-footer-name="ftr1">
        <draw:frame presentation:style-name="pr3" draw:text-style-name="P1" draw:layer="layout" svg:width="25.199cm" svg:height="1.771cm" svg:x="1.4cm" svg:y="0.837cm" presentation:class="title">
          <draw:text-box>
            <text:p>What is List in Python?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List is one of 4 built-in data types in Python used to store collections of data, the other 3 are Tuple, Set, and Dictionary, all with different qualities and usage.</text:p>
                <text:p>Eg:</text:p>
                <text:p>fruits = [“apple”, “orange”, “lemon”]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footer-name="ftr1">
        <draw:frame presentation:style-name="pr3" draw:text-style-name="P1" draw:layer="layout" svg:width="25.199cm" svg:height="1.771cm" svg:x="1.4cm" svg:y="0.837cm" presentation:class="title">
          <draw:text-box>
            <text:p text:style-name="P1">List Items</text:p>
          </draw:text-box>
        </draw:frame>
        <draw:frame presentation:style-name="pr6" draw:text-style-name="P3" draw:layer="layout" svg:width="25.199cm" svg:height="14.4cm" svg:x="1.4cm" svg:y="3.6cm" presentation:class="outline" presentation:user-transformed="true">
          <draw:text-box>
            <text:list text:style-name="L2">
              <text:list-item>
                <text:p><text:span text:style-name="T1">List items are ordered, changeable, and allow </text:span><text:span text:style-name="T1">duplicate values.</text:span></text:p>
              </text:list-item>
              <text:list-item>
                <text:p><text:span text:style-name="T2">List items are indexed, the first item has index [0], the second </text:span><text:span text:style-name="T2">item has index [1] etc.</text:span></text:p>
              </text:list-item>
              <text:list-item>
                <text:p><text:span text:style-name="T2">When we say that lists are ordered, it means that the items </text:span><text:span text:style-name="T2">have a defined order, and that order will not change. If you add </text:span><text:span text:style-name="T2">new items to a list, the new items will be placed at the end of </text:span><text:span text:style-name="T2">the list.</text:span></text:p>
              </text:list-item>
              <text:list-item>
                <text:p><text:span text:style-name="T2">The list is changeable(mutable), meaning that we can change, </text:span><text:span text:style-name="T2">add, and remove items in a list after it has been created.</text:span></text:p>
              </text:list-item>
              <text:list-item>
                <text:p><text:span text:style-name="T2">Since lists are indexed, lists can have items with the same </text:span><text:span text:style-name="T2">val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footer-name="ftr1">
        <draw:frame presentation:style-name="pr3" draw:text-style-name="P1" draw:layer="layout" svg:width="25.199cm" svg:height="1.771cm" svg:x="1.4cm" svg:y="0.837cm" presentation:class="title">
          <draw:text-box>
            <text:p text:style-name="P1">List Items - Data Types</text:p>
          </draw:text-box>
        </draw:frame>
        <draw:frame presentation:style-name="pr6" draw:text-style-name="P3" draw:layer="layout" svg:width="25.199cm" svg:height="14.4cm" svg:x="1.4cm" svg:y="3.6cm" presentation:class="outline" presentation:user-transformed="true">
          <draw:text-box>
            <text:list text:style-name="L2">
              <text:list-item>
                <text:p>List items can be of any data type : [String, int, or Boolean]</text:p>
                <text:p><text:span text:style-name="T3">list_1 = [“apple”, “banana”, “orange”]</text:span></text:p>
                <text:p><text:span text:style-name="T3">list_2 = [1, 2, 3, 4, 5]</text:span></text:p>
                <text:p><text:span text:style-name="T3">list_3 = [True, False, False, True]</text:span></text:p>
                <text:p><text:span text:style-name="T3">or</text:span></text:p>
                <text:p><text:span text:style-name="T3">list_4 = [“apple”, 1, 2, False, True, “orange”]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footer-name="ftr1">
        <draw:frame presentation:style-name="pr8" draw:text-style-name="P1" draw:layer="layout" svg:width="25.199cm" svg:height="1.771cm" svg:x="1.4cm" svg:y="0.837cm" presentation:class="title">
          <draw:text-box>
            <text:p>Access List Items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>Indexing</text:p>
                <text:list>
                  <text:list-header>
                    <text:p>List items are indexed and you can access them by referring to the index number. The first item has index 0.</text:p>
                  </text:list-header>
                </text:list>
              </text:list-item>
              <text:list-item>
                <text:p>Negative Indexing</text:p>
                <text:list>
                  <text:list-header>
                    <text:p>Negative indexing means start from the end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footer-name="ftr1">
        <draw:frame presentation:style-name="pr8" draw:text-style-name="P1" draw:layer="layout" svg:width="25.199cm" svg:height="1.771cm" svg:x="1.4cm" svg:y="0.837cm" presentation:class="title">
          <draw:text-box>
            <text:p>List slicing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>Same as string slicing :)</text:p>
              </text:list-item>
              <text:list-item>
                <text:p>Guess the output of the following code : </text:p>
                <text:p>list_ = [1, 2, 3, 4, 5, “hello”, “python is easy”]</text:p>
                <text:p>print(list_[2:])</text:p>
                <text:p>print(list_[-5:-1])</text:p>
                <text:p>print(list_[-1:-5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footer-name="ftr1">
        <draw:frame presentation:style-name="pr8" draw:text-style-name="P1" draw:layer="layout" svg:width="25.199cm" svg:height="1.771cm" svg:x="1.4cm" svg:y="0.837cm" presentation:class="title">
          <draw:text-box>
            <text:p>Change List Items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>Changing item values with index</text:p>
                <text:p>Eg : list_1 = [5, 10, 15, 20, 25]</text:p>
                <text:p>list_1[3] = 90</text:p>
                <text:p>updated list : [5, 10, 15, 90, 15]</text:p>
              </text:list-item>
              <text:list-item>
                <text:p>With the insert() method : add item without replacing the old value with the new one.</text:p>
                <text:p>list_1.insert(#index, #value)</text:p>
                <text:p>- Try #insert() method yourself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footer-name="ftr1">
        <draw:frame presentation:style-name="pr8" draw:text-style-name="P4" draw:layer="layout" svg:width="25.199cm" svg:height="1.771cm" svg:x="1.4cm" svg:y="0.837cm" presentation:class="title">
          <draw:text-box>
            <text:p><text:span text:style-name="T4">Add List Items</text:span>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>To add an item to the end of the list, use the append() method</text:p>
                <text:p><text:span text:style-name="T5">my_list = [1, 3, 5, 7]</text:span></text:p>
                <text:p><text:span text:style-name="T5">my_list.append(9)</text:span></text:p>
                <text:p><text:span text:style-name="T5">print(my_list) #output : &gt;&gt; [1, 3, 5, 7, 9]</text:span></text:p>
              </text:list-item>
              <text:list-item>
                <text:p><text:span text:style-name="T5">You can also use insert() method to add items in the </text:span><text:span text:style-name="T5">list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footer-name="ftr1">
        <draw:frame presentation:style-name="pr8" draw:text-style-name="P1" draw:layer="layout" svg:width="25.199cm" svg:height="1.771cm" svg:x="1.4cm" svg:y="0.837cm" presentation:class="title">
          <draw:text-box>
            <text:p>Remove List Items</text:p>
          </draw:text-box>
        </draw:frame>
        <draw:frame presentation:style-name="pr6" draw:text-style-name="P1" draw:layer="layout" svg:width="25.199cm" svg:height="14.8cm" svg:x="1.2cm" svg:y="2.8cm" presentation:class="outline" presentation:user-transformed="true">
          <draw:text-box>
            <text:list text:style-name="L2">
              <text:list-item>
                <text:p><text:span text:style-name="T6">Remove Specified Item with remove() method</text:span></text:p>
                <text:p><text:span text:style-name="T5">my_list = [“Alice”, “Bob”, “Harry”]</text:span></text:p>
                <text:p><text:span text:style-name="T5">my_list.remove(“Bob”)</text:span></text:p>
                <text:p><text:span text:style-name="T5">print(my_list) #Output : &gt;&gt; [“Alice”, “Harry”]</text:span></text:p>
              </text:list-item>
              <text:list-item>
                <text:p><text:span text:style-name="T6">Remove Specified Index with pop() method</text:span></text:p>
                <text:p text:style-name="P5"><text:span text:style-name="T5">my_list = [“Alice”, “Bob”, “Harry”]</text:span></text:p>
                <text:p text:style-name="P5"><text:span text:style-name="T5">my_list.pop(1)</text:span></text:p>
                <text:p text:style-name="P5"><text:span text:style-name="T5">print(my_list) #Output : &gt;&gt; [“Alice”, “Harry”]</text:span></text:p>
              </text:list-item>
              <text:list-item>
                <text:p text:style-name="P5"><text:span text:style-name="T7">Note: If you do not specify the index, the pop() method </text:span><text:span text:style-name="T7">removes the last ite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footer-name="ftr1">
        <draw:frame presentation:style-name="pr8" draw:text-style-name="P1" draw:layer="layout" svg:width="25.199cm" svg:height="1.771cm" svg:x="1.4cm" svg:y="0.837cm" presentation:class="title">
          <draw:text-box>
            <text:p>Python - Loop Lists</text:p>
          </draw:text-box>
        </draw:frame>
        <draw:frame presentation:style-name="pr6" draw:text-style-name="P1" draw:layer="layout" svg:width="25.199cm" svg:height="14.4cm" svg:x="1.4cm" svg:y="3.2cm" presentation:class="outline" presentation:user-transformed="true">
          <draw:text-box>
            <text:list text:style-name="L2">
              <text:list-item>
                <text:p>Loop Through a List using for loop:</text:p>
                <text:p>my_list = [1, 2, 3, 4, 5]</text:p>
                <text:p>for i in my_list:</text:p>
                <text:list>
                  <text:list-header>
                    <text:p>print(i)</text:p>
                  </text:list-header>
                </text:list>
                <text:p>or</text:p>
                <text:p>for i in range(len(my_list)):</text:p>
                <text:list>
                  <text:list-header>
                    <text:p>print(my_list[i])</text:p>
                  </text:list-header>
                </text:list>
                <text:p>#Try this with while loop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footer-name="ftr1">
        <draw:frame presentation:style-name="pr8" draw:text-style-name="P1" draw:layer="layout" svg:width="25.199cm" svg:height="1.771cm" svg:x="1.4cm" svg:y="0.837cm" presentation:class="title">
          <draw:text-box>
            <text:p>Sorting a list</text:p>
          </draw:text-box>
        </draw:frame>
        <draw:frame presentation:style-name="pr6" draw:text-style-name="P6" draw:layer="layout" svg:width="25.199cm" svg:height="13.693cm" svg:x="1.4cm" svg:y="3.4cm" presentation:class="outline" presentation:user-transformed="true">
          <draw:text-box>
            <text:list text:style-name="L2">
              <text:list-item>
                <text:p><text:span text:style-name="T5">List objects have a sort() method that will sort the list </text:span><text:span text:style-name="T5">alphanumerically, ascending, by default:</text:span></text:p>
                <text:p><text:span text:style-name="T5">my_list = [1, 5, 2, 9, 0, 11]</text:span></text:p>
                <text:p><text:span text:style-name="T5">print(my_list.sort()) </text:span></text:p>
                <text:p><text:span text:style-name="T5">#Output : &gt;&gt; [0, 1, 2, 5, 9, 11]</text:span></text:p>
                <text:p><text:span text:style-name="T5"/></text:p>
                <text:p><text:span text:style-name="T5">#Try this with list of strings</text:span></text:p>
                <text:p><text:span text:style-name="T5">#Try reverse() method and observe the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footer-name="ftr1">
        <draw:frame presentation:style-name="pr8" draw:layer="layout" svg:width="25.199cm" svg:height="1.771cm" svg:x="1.4cm" svg:y="0.837cm" presentation:class="title">
          <draw:text-box>
            <text:p>Copying Lists</text:p>
          </draw:text-box>
        </draw:frame>
        <draw:frame presentation:style-name="pr6" draw:layer="layout" svg:width="25.199cm" svg:height="14cm" svg:x="1.4cm" svg:y="3.6cm" presentation:class="outline" presentation:user-transformed="true">
          <draw:text-box>
            <text:list text:style-name="L2">
              <text:list-item>
                <text:p>Using copy() method</text:p>
                <text:p><text:span text:style-name="T5">my_list = [1, 2, 3, 4, 5]</text:span></text:p>
                <text:p><text:span text:style-name="T5">my_new_list = my_list.copy()</text:span></text:p>
                <text:p><text:span text:style-name="T5">print(my_new_list) #Output : &gt;&gt; [1, 2, 3, 4, 5]</text:span></text:p>
              </text:list-item>
              <text:list-item>
                <text:p>Using list() method and Using list slicing</text:p>
                <text:p><text:span text:style-name="T5">my_new_list = list(my_list) #1</text:span></text:p>
                <text:p><text:span text:style-name="T5">my_new_list = list[:] #2</text:span></text:p>
                <text:p><text:span text:style-name="T5">Both #1 and #2 will copy my_list into my_new_li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footer-name="ftr1">
        <draw:frame presentation:style-name="pr8" draw:layer="layout" svg:width="25.199cm" svg:height="1.771cm" svg:x="1.4cm" svg:y="0.837cm" presentation:class="title">
          <draw:text-box>
            <text:p>Joining Lists</text:p>
          </draw:text-box>
        </draw:frame>
        <draw:frame presentation:style-name="pr6" draw:layer="layout" svg:width="25.199cm" svg:height="14.2cm" svg:x="1.4cm" svg:y="3.6cm" presentation:class="outline" presentation:user-transformed="true">
          <draw:text-box>
            <text:list text:style-name="L2">
              <text:list-item>
                <text:p>With + operator</text:p>
                <text:p><text:span text:style-name="T5">list_1 = [1, 2, 3, 4, 5]</text:span></text:p>
                <text:p><text:span text:style-name="T5">list_2 = [10, 20, 30, 40, 50]</text:span></text:p>
                <text:p><text:span text:style-name="T5">list_3 = list_1 + list_2</text:span></text:p>
              </text:list-item>
              <text:list-item>
                <text:p>With extend() method</text:p>
                <text:p><text:span text:style-name="T5">list_1.extend(list_2)</text:span></text:p>
                <text:p><text:span text:style-name="T5">print(list_1) #Output : &gt;&gt; [1, 2, 3, 4, 5, 10,..., 50]</text:span></text:p>
                <text:p># Try using append() method and observe the output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footer-name="ftr1">
        <draw:frame presentation:style-name="pr8" draw:layer="layout" svg:width="25.199cm" svg:height="1.771cm" svg:x="1.4cm" svg:y="0.837cm" presentation:class="title">
          <draw:text-box>
            <text:p>List Comprehension</text:p>
          </draw:text-box>
        </draw:frame>
        <draw:frame presentation:style-name="pr6" draw:layer="layout" svg:width="25.199cm" svg:height="13.6cm" svg:x="1.4cm" svg:y="3.4cm" presentation:class="outline" presentation:user-transformed="true">
          <draw:text-box>
            <text:list text:style-name="L2">
              <text:list-item>
                <text:p>List comprehension offers a shorter syntax when you want to create a new list based on the values of an existing list.</text:p>
                <text:p>li_1 = [1, 2, 3, 4, 5]</text:p>
                <text:p>li_2 = [i for i in li_1] #Output : &gt;&gt; [1, 2, 3, 4, 5]</text:p>
              </text:list-item>
              <text:list-item>
                <text:p>Understood? No? I know :)</text:p>
                <text:p>Let’s do some examples.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footer-name="ftr1">
        <draw:frame presentation:style-name="pr8" draw:layer="layout" svg:width="25.199cm" svg:height="1.771cm" svg:x="1.4cm" svg:y="0.837cm" presentation:class="title">
          <draw:text-box>
            <text:p>List methods</text:p>
          </draw:text-box>
        </draw:frame>
        <draw:frame draw:style-name="standard" draw:layer="layout" svg:width="25.198cm" svg:height="13.999cm" svg:x="1.4cm" svg:y="3.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Method</text:p>
              </table:table-cell>
              <table:table-cell>
                <text:p text:style-name="P8">Description</text:p>
              </table:table-cell>
            </table:table-row>
            <table:table-row table:style-name="ro1" table:default-cell-style-name="ce2">
              <table:table-cell>
                <text:p text:style-name="P9"><text:span text:style-name="T8">append()</text:span></text:p>
              </table:table-cell>
              <table:table-cell>
                <text:p text:style-name="P9">Adds an element at the end of the list</text:p>
              </table:table-cell>
            </table:table-row>
            <table:table-row table:style-name="ro1" table:default-cell-style-name="ce2">
              <table:table-cell>
                <text:p text:style-name="P9"><text:span text:style-name="T8">clear()</text:span></text:p>
              </table:table-cell>
              <table:table-cell>
                <text:p text:style-name="P9">Removes all the elements from the list</text:p>
              </table:table-cell>
            </table:table-row>
            <table:table-row table:style-name="ro1">
              <table:table-cell table:style-name="gray2">
                <text:p>copy()</text:p>
              </table:table-cell>
              <table:table-cell table:style-name="ce2">
                <text:p text:style-name="P9">Returns a copy of the list</text:p>
              </table:table-cell>
            </table:table-row>
            <table:table-row table:style-name="ro1">
              <table:table-cell table:style-name="gray1">
                <text:p>count()</text:p>
              </table:table-cell>
              <table:table-cell table:style-name="ce2">
                <text:p text:style-name="P9">Returns the number of elements with the specified value</text:p>
              </table:table-cell>
            </table:table-row>
            <table:table-row table:style-name="ro1">
              <table:table-cell table:style-name="gray2">
                <text:p>extend</text:p>
              </table:table-cell>
              <table:table-cell table:style-name="ce2">
                <text:p text:style-name="P9">Add the elements of a list (or any iterable), to the end of the current list</text:p>
              </table:table-cell>
            </table:table-row>
            <table:table-row table:style-name="ro1">
              <table:table-cell table:style-name="gray1">
                <text:p>index()</text:p>
              </table:table-cell>
              <table:table-cell table:style-name="ce2">
                <text:p text:style-name="P9"><text:span text:style-name="T8">Returns the index of the first element with the specified valu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footer-name="ftr1">
        <draw:frame presentation:style-name="pr8" draw:layer="layout" svg:width="25.199cm" svg:height="1.771cm" svg:x="1.4cm" svg:y="0.837cm" presentation:class="title">
          <draw:text-box>
            <text:p>List methods</text:p>
          </draw:text-box>
        </draw:frame>
        <draw:frame draw:style-name="standard" draw:layer="layout" svg:width="25.198cm" svg:height="11.999cm" svg:x="1.4cm" svg:y="3.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Method</text:p>
              </table:table-cell>
              <table:table-cell>
                <text:p text:style-name="P8">Description</text:p>
              </table:table-cell>
            </table:table-row>
            <table:table-row table:style-name="ro1" table:default-cell-style-name="ce2">
              <table:table-cell>
                <text:p text:style-name="P9"><text:span text:style-name="T8">insert()</text:span></text:p>
              </table:table-cell>
              <table:table-cell>
                <text:p text:style-name="P9"><text:span text:style-name="T8">Adds an element at the specified position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8">pop()</text:span></text:p>
              </table:table-cell>
              <table:table-cell>
                <text:p text:style-name="P9"><text:span text:style-name="T8">Removes the element at the specified position</text:span></text:p>
              </table:table-cell>
            </table:table-row>
            <table:table-row table:style-name="ro1">
              <table:table-cell table:style-name="gray2">
                <text:p>remove()</text:p>
              </table:table-cell>
              <table:table-cell table:style-name="ce2">
                <text:p text:style-name="P9"><text:span text:style-name="T8">Removes the item with the specified value</text:span></text:p>
              </table:table-cell>
            </table:table-row>
            <table:table-row table:style-name="ro1">
              <table:table-cell table:style-name="gray1">
                <text:p>reverse()</text:p>
              </table:table-cell>
              <table:table-cell table:style-name="ce2">
                <text:p text:style-name="P9"><text:span text:style-name="T8">Reverses the order of the list</text:span></text:p>
              </table:table-cell>
            </table:table-row>
            <table:table-row table:style-name="ro1">
              <table:table-cell table:style-name="gray2">
                <text:p>sort()</text:p>
              </table:table-cell>
              <table:table-cell table:style-name="ce2">
                <text:p text:style-name="P9"><text:span text:style-name="T8">Sorts the lis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1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footer-name="ftr1">
        <draw:frame presentation:style-name="pr8" draw:layer="layout" svg:width="25.199cm" svg:height="1.771cm" svg:x="1.4cm" svg:y="0.837cm" presentation:class="title">
          <draw:text-box>
            <text:p>References</text:p>
          </draw:text-box>
        </draw:frame>
        <draw:frame presentation:style-name="pr6" draw:layer="layout" svg:width="25.4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9"><text:a xlink:href="https://www.w3schools.com/python/python_lists.asp" xlink:type="simple">https://www.w3schools.com/python/python_lists.asp</text:a></text:span></text:p>
                <text:p><text:span text:style-name="T9"/></text:p>
                <text:p><text:span text:style-name="T9">https://www.tutorialspoint.com/python/python_lists.ht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3T32" presentation:use-footer-name="ftr1">
        <draw:frame presentation:style-name="pr9" draw:text-style-name="P7" draw:layer="layout" svg:width="25.199cm" svg:height="8.213cm" svg:x="1.4cm" svg:y="6.2cm" presentation:class="sub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1T01:48:16.851827116</meta:creation-date>
    <meta:editing-duration>PT3H16M39S</meta:editing-duration>
    <meta:editing-cycles>24</meta:editing-cycles>
    <meta:generator>LibreOffice/6.4.7.2$Linux_X86_64 LibreOffice_project/40$Build-2</meta:generator>
    <dc:title>Blue Curve</dc:title>
    <dc:date>2022-01-03T12:11:17.693074660</dc:date>
    <meta:document-statistic meta:object-count="105"/>
  </office:meta>
</office:document-meta>
</file>